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f981" officeooo:paragraph-rsid="000df981"/>
    </style:style>
    <style:style style:name="P5" style:family="paragraph" style:parent-style-name="Text_20_body">
      <style:paragraph-properties fo:text-align="start" style:justify-single-word="false"/>
      <style:text-properties style:font-name="Georgia" officeooo:rsid="000df981" officeooo:paragraph-rsid="000df981"/>
    </style:style>
    <style:style style:name="P6" style:family="paragraph" style:parent-style-name="Text_20_body">
      <style:paragraph-properties fo:text-align="start" style:justify-single-word="false"/>
      <style:text-properties style:font-name="Georgia" officeooo:rsid="00154a1b" officeooo:paragraph-rsid="00154a1b"/>
    </style:style>
    <style:style style:name="P7" style:family="paragraph" style:parent-style-name="Text_20_body">
      <style:paragraph-properties fo:text-align="center" style:justify-single-word="false"/>
      <style:text-properties style:font-name="Georgia" officeooo:rsid="00154a1b" officeooo:paragraph-rsid="00154a1b"/>
    </style:style>
    <style:style style:name="P8" style:family="paragraph" style:parent-style-name="Text_20_body">
      <style:paragraph-properties fo:text-align="start" style:justify-single-word="false"/>
      <style:text-properties style:font-name="Georgia" officeooo:rsid="001c0807" officeooo:paragraph-rsid="001c0807"/>
    </style:style>
    <style:style style:name="P9" style:family="paragraph" style:parent-style-name="Text_20_body">
      <style:paragraph-properties fo:text-align="center" style:justify-single-word="false"/>
      <style:text-properties style:font-name="Georgia" officeooo:rsid="001c0807" officeooo:paragraph-rsid="001c0807"/>
    </style:style>
    <style:style style:name="P10" style:family="paragraph" style:parent-style-name="Text_20_body">
      <style:paragraph-properties fo:text-align="center" style:justify-single-word="false"/>
      <style:text-properties style:font-name="Georgia" officeooo:rsid="001e2528" officeooo:paragraph-rsid="001e2528"/>
    </style:style>
    <style:style style:name="P11" style:family="paragraph" style:parent-style-name="Title">
      <style:text-properties style:font-name="Georgia" officeooo:rsid="000df981" officeooo:paragraph-rsid="000df981"/>
    </style:style>
    <style:style style:name="T1" style:family="text">
      <style:text-properties officeooo:rsid="000f492d"/>
    </style:style>
    <style:style style:name="T2" style:family="text">
      <style:text-properties fo:font-style="italic" officeooo:rsid="000f492d" style:font-style-asian="italic" style:font-style-complex="italic"/>
    </style:style>
    <style:style style:name="T3" style:family="text">
      <style:text-properties fo:font-style="italic" officeooo:rsid="000f811c" style:font-style-asian="italic" style:font-style-complex="italic"/>
    </style:style>
    <style:style style:name="T4" style:family="text">
      <style:text-properties fo:font-style="italic" officeooo:rsid="0017a7dd" style:font-style-asian="italic" style:font-style-complex="italic"/>
    </style:style>
    <style:style style:name="T5" style:family="text">
      <style:text-properties fo:font-style="italic" officeooo:rsid="0018e1e1" style:font-style-asian="italic" style:font-style-complex="italic"/>
    </style:style>
    <style:style style:name="T6" style:family="text">
      <style:text-properties fo:font-style="italic" officeooo:rsid="001ccb08" style:font-style-asian="italic" style:font-style-complex="italic"/>
    </style:style>
    <style:style style:name="T7" style:family="text">
      <style:text-properties fo:font-style="italic" officeooo:rsid="002071eb" style:font-style-asian="italic" style:font-style-complex="italic"/>
    </style:style>
    <style:style style:name="T8" style:family="text">
      <style:text-properties fo:font-style="italic" officeooo:rsid="00224a3f" style:font-style-asian="italic" style:font-style-complex="italic"/>
    </style:style>
    <style:style style:name="T9" style:family="text">
      <style:text-properties fo:font-style="italic" officeooo:rsid="0025d2f6"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f492d" style:font-style-asian="normal" style:font-style-complex="normal"/>
    </style:style>
    <style:style style:name="T12" style:family="text">
      <style:text-properties fo:font-style="normal" officeooo:rsid="000f811c" style:font-style-asian="normal" style:font-style-complex="normal"/>
    </style:style>
    <style:style style:name="T13" style:family="text">
      <style:text-properties fo:font-style="normal" officeooo:rsid="0010704d" style:font-style-asian="normal" style:font-style-complex="normal"/>
    </style:style>
    <style:style style:name="T14" style:family="text">
      <style:text-properties fo:font-style="normal" officeooo:rsid="0011f204" style:font-style-asian="normal" style:font-style-complex="normal"/>
    </style:style>
    <style:style style:name="T15" style:family="text">
      <style:text-properties fo:font-style="normal" officeooo:rsid="0013201d" style:font-style-asian="normal" style:font-style-complex="normal"/>
    </style:style>
    <style:style style:name="T16" style:family="text">
      <style:text-properties fo:font-style="normal" officeooo:rsid="00135adb" style:font-style-asian="normal" style:font-style-complex="normal"/>
    </style:style>
    <style:style style:name="T17" style:family="text">
      <style:text-properties fo:font-style="normal" officeooo:rsid="00161a5a" style:font-style-asian="normal" style:font-style-complex="normal"/>
    </style:style>
    <style:style style:name="T18" style:family="text">
      <style:text-properties fo:font-style="normal" officeooo:rsid="0016ca0f" style:font-style-asian="normal" style:font-style-complex="normal"/>
    </style:style>
    <style:style style:name="T19" style:family="text">
      <style:text-properties fo:font-style="normal" officeooo:rsid="0017a7dd" style:font-style-asian="normal" style:font-style-complex="normal"/>
    </style:style>
    <style:style style:name="T20" style:family="text">
      <style:text-properties fo:font-style="normal" officeooo:rsid="0018e1e1" style:font-style-asian="normal" style:font-style-complex="normal"/>
    </style:style>
    <style:style style:name="T21" style:family="text">
      <style:text-properties fo:font-style="normal" officeooo:rsid="0019649e" style:font-style-asian="normal" style:font-style-complex="normal"/>
    </style:style>
    <style:style style:name="T22" style:family="text">
      <style:text-properties fo:font-style="normal" officeooo:rsid="00197b99" style:font-style-asian="normal" style:font-style-complex="normal"/>
    </style:style>
    <style:style style:name="T23" style:family="text">
      <style:text-properties fo:font-style="normal" officeooo:rsid="001a2d86" style:font-style-asian="normal" style:font-style-complex="normal"/>
    </style:style>
    <style:style style:name="T24" style:family="text">
      <style:text-properties fo:font-style="normal" officeooo:rsid="001ccb08" style:font-style-asian="normal" style:font-style-complex="normal"/>
    </style:style>
    <style:style style:name="T25" style:family="text">
      <style:text-properties fo:font-style="normal" officeooo:rsid="001e2528" style:font-style-asian="normal" style:font-style-complex="normal"/>
    </style:style>
    <style:style style:name="T26" style:family="text">
      <style:text-properties fo:font-style="normal" officeooo:rsid="001ec27c" style:font-style-asian="normal" style:font-style-complex="normal"/>
    </style:style>
    <style:style style:name="T27" style:family="text">
      <style:text-properties fo:font-style="normal" officeooo:rsid="002071eb" style:font-style-asian="normal" style:font-style-complex="normal"/>
    </style:style>
    <style:style style:name="T28" style:family="text">
      <style:text-properties fo:font-style="normal" officeooo:rsid="00224a3f" style:font-style-asian="normal" style:font-style-complex="normal"/>
    </style:style>
    <style:style style:name="T29" style:family="text">
      <style:text-properties fo:font-style="normal" officeooo:rsid="002465ff" style:font-style-asian="normal" style:font-style-complex="normal"/>
    </style:style>
    <style:style style:name="T30" style:family="text">
      <style:text-properties fo:font-style="normal" officeooo:rsid="0025d2f6" style:font-style-asian="normal" style:font-style-complex="normal"/>
    </style:style>
    <style:style style:name="T31" style:family="text">
      <style:text-properties fo:font-style="normal" officeooo:rsid="0025e4a6" style:font-style-asian="normal" style:font-style-complex="normal"/>
    </style:style>
    <style:style style:name="T32" style:family="text">
      <style:text-properties fo:font-style="normal" officeooo:rsid="00272d2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Trance</text:p>
      <text:p text:style-name="P2">220</text:p>
      <text:p text:style-name="P4">by Kyle Eggleston</text:p>
      <text:p text:style-name="P4"/>
      <text:p text:style-name="P5"><text:tab/><text:span text:style-name="T1">Norev sat in her quarters alone. She didn’t know what the message from Nokev meant. What did he mean she had to </text:span><text:span text:style-name="T2">kill</text:span><text:span text:style-name="T11"> Jack O’Brien? Jack was a colleague, a friend. She would never cause any harm to come to him. Not intentionally anyway. No, there must be more to the message than she had seen. She had come out of the trance so abruptly, probably due to shock, that she didn’t hear everything that Nokev wanted to tell her.</text:span></text:p>
      <text:p text:style-name="P5"><text:span text:style-name="T11"><text:tab/></text:span><text:span text:style-name="T12">Drawing a bath, she soaked in the hot water hoping it would relax her body. Relax it enough to a point where she could rest and have another vision. </text:span><text:span text:style-name="T3">That’s what it was right?</text:span><text:span text:style-name="T12"> She thought. </text:span><text:span text:style-name="T3">A vision of sorts?</text:span><text:span text:style-name="T12"> She wasn’t sure. The bath did nothing but make her more agitated that she wasn’t able to get to that place she needed to be.</text:span></text:p>
      <text:p text:style-name="P5"><text:span text:style-name="T12"><text:tab/></text:span><text:span text:style-name="T13">Next, she tried some tea. It was a variation of a tea that was found on her home planet. It always seemed to soothe even the most difficult of situations. The tea didn’t help either. She was becoming frustrated. What caused her to enter the trance to begin with? She typically had control over visions when she entered them. But this one was different. This experience was unique.</text:span></text:p>
      <text:p text:style-name="P5"><text:span text:style-name="T13"><text:tab/></text:span><text:span text:style-name="T14">Up next, she tried her hand at meditation. Sitting cross legged on the floor, Norev crossed her hands over her chest holding her shoulders. She hummed ever so lightly to herself. The humming calmed and relaxed her. But she still didn’t enter into a trance. Something was still off. She couldn’t put her hand on it, whatever it was.</text:span></text:p>
      <text:p text:style-name="P5"><text:span text:style-name="T14"><text:tab/></text:span><text:span text:style-name="T15">Laying down on the floor on her stomach, she stretched her limbs out as far as they would go. Norev began crying. She was desperate to learn the meaning of the message she had seen. What did it mean?! She wondered. Why would Nokev, a man of high stature in her culture, wish for Jack to be dead? None of it made sense to her.</text:span></text:p>
      <text:p text:style-name="P5"><text:span text:style-name="T15"><text:tab/></text:span><text:span text:style-name="T16">Ding Ding. Her door chime rang. Norev looked at the door. She really didn’t want to answer it. She didn’t care who was on the other side of the door either. Norev had a serious mission to complete. She had to find out why Nokev wanted Jack dead.</text:span></text:p>
      <text:p text:style-name="P5"><text:span text:style-name="T16"><text:tab/>Ding Ding. The door chimed again.</text:span></text:p>
      <text:p text:style-name="P5"><text:span text:style-name="T16"><text:tab/>Standing up, Norev crossed the room and answered the door. There was no one there. It was possible that some kids had just been fooling around. The humans had a term for it, </text:span><text:soft-page-break/><text:span text:style-name="T16">doorbell ditching, she believed it was. It had happened on a number of other occasions. Norev didn’t think it did any harm, just was an annoyance at best. She turned to go back in her quarters when she noticed a small package on the deck.</text:span></text:p>
      <text:p text:style-name="P5"><text:span text:style-name="T16"><text:tab/>Norev stared at the package. It was black in color and an oblong shape. What was it? She wondered. Picking it up, she brought it inside and set it down on her coffee table. Norev stared at the package for a moment before deciding to open it.</text:span></text:p>
      <text:p text:style-name="P5"><text:span text:style-name="T16"><text:tab/>Inside the orb was a note. It was from Grilka.</text:span></text:p>
      <text:p text:style-name="P5"><text:span text:style-name="T16"><text:tab/>“This might help you in your quest.” The note said.</text:span></text:p>
      <text:p text:style-name="P5"><text:span text:style-name="T16"><text:tab/>Norev shook her head. How did Grilka of all people know about her vision? Let alone that she needed help to get back to it?! It made no sense. She would have to seek out Grilka immediately to find out what she knew. Looking inside the package, Norev saw the green powder drug that the Dubor were addicted to. Was Grilka expecting Norev to snort this substance just to get back into her trance? Madness.</text:span></text:p>
      <text:p text:style-name="P5"><text:span text:style-name="T16"><text:tab/>Norev picked up the orb and walked out of her quarters. She and Grilka needed to have a talk.</text:span></text:p>
      <text:p text:style-name="P5"><text:span text:style-name="T16"/></text:p>
      <text:p text:style-name="P7"><text:span text:style-name="T16">* </text:span><text:span text:style-name="T10">* *</text:span></text:p>
      <text:p text:style-name="P7"><text:span text:style-name="T10"/></text:p>
      <text:p text:style-name="P6"><text:span text:style-name="T10"><text:tab/></text:span><text:span text:style-name="T17">Jack O’Brien took a stroll in the Main Gallery. He was walking among the different vendors looking for a gift. He wanted to surprise Grilka for their one year anniversary. </text:span><text:span text:style-name="T18">Jack was looking for something specific. He knew it was highly unlikely any of the shops would have anything from her home planet. She was the only Dubor citizen aboard Crimson Gamma.</text:span></text:p>
      <text:p text:style-name="P6"><text:span text:style-name="T18"><text:tab/>Stopping at a small trinket shop, Jack smiled at the shopkeeper.</text:span></text:p>
      <text:p text:style-name="P6"><text:span text:style-name="T18"><text:tab/></text:span><text:span text:style-name="T19">The shopkeeper tried to sell Jack various of his items that weren’t selling. No one had a need for a quadrupedal stretcher or a smooshmat, whatever </text:span><text:span text:style-name="T4">that</text:span><text:span text:style-name="T19"> was. He was about to leave the vendor’s cart when something caught his eye. A locket. Jack picked it up and admired it.</text:span></text:p>
      <text:p text:style-name="P6"><text:span text:style-name="T19"><text:tab/>The locket was made out of gold with sterling silver interlaced in a heart shape. Jack smiled at the locket. It was perfect. “How much?” He asked.</text:span></text:p>
      <text:p text:style-name="P6"><text:span text:style-name="T19"><text:tab/>The vendor looked at the merchandise and smiled. “Five gold pieces or five credits. Your choice.” He said. It was a fair price, Jack thought.</text:span></text:p>
      <text:p text:style-name="P6"><text:span text:style-name="T19"><text:tab/></text:span><text:span text:style-name="T20">Pulling a credit chip out of his pocket, Jack handed it to the vendor. “Take ten. Keep five of it as a tip.” He said smiling. Jack knew the vendors needed all the help they could get these days.</text:span></text:p>
      <text:p text:style-name="P6"><text:soft-page-break/><text:span text:style-name="T20"><text:tab/>The vendor grinned in response. “Thank you major.” He said. “That is </text:span><text:span text:style-name="T5">very</text:span><text:span text:style-name="T20"> generous of you to offer that.” He paused. “I’ll throw in a Duborian flower just because.” He picked up what looked like a rose crossed with a poppy and handed it to Jack. “Never know when a pretty girl with a locket will need a flower.”</text:span></text:p>
      <text:p text:style-name="P6"><text:span text:style-name="T20"><text:tab/>Jack was surprised. “Where did you get a Dubor flower?” He asked. “There are no trade runs coming in or out of Dubor.”</text:span></text:p>
      <text:p text:style-name="P6"><text:span text:style-name="T20"><text:tab/>The vendor chuckled. “I have my ways.” He explained. “I spent a year on vacation on Dubor. It was tricky, no one liked me there. I had to dodge the law a few times. But it was worth it.” He nodded. “Have a pleasant day.” The vendor turned to another customer in need of his services.</text:span></text:p>
      <text:p text:style-name="P6"><text:span text:style-name="T20"><text:tab/></text:span><text:span text:style-name="T21">Jack placed the locket in his pocket and carried the flower in his hand as he walked. Today was turning out to be a beautiful day. Pulling out his comm unit, he contacted Grilka. “O’Brien to Grilka.”</text:span></text:p>
      <text:p text:style-name="P6"><text:span text:style-name="T21"><text:tab/>Grilka’s voice came over the unit. “Yes Jack, what is it?” She asked. Grilka didn’t have the way with words that most aliens had. She was rather, harsh. She wanted to know </text:span><text:span text:style-name="T22">what the caller wanted, there was no ulterior motive behind her question.</text:span></text:p>
      <text:p text:style-name="P6"><text:span text:style-name="T22"><text:tab/></text:span><text:span text:style-name="T23">Jack chuckled. “What are your plans for this evening? I was wondering if you’d like to join me for dinner. The Fresh Market Cafe around twenty-one hundred hours?”</text:span></text:p>
      <text:p text:style-name="P6"><text:span text:style-name="T23"><text:tab/>Grilka smiled. “I would love that Jack. I’ll see you then.”</text:span></text:p>
      <text:p text:style-name="P6"><text:span text:style-name="T23"><text:tab/>“Perfect. O’Brien out.” Jack grinned. He had a date.</text:span></text:p>
      <text:p text:style-name="P6"><text:span text:style-name="T23"/></text:p>
      <text:p text:style-name="P9"><text:span text:style-name="T23">* </text:span><text:span text:style-name="T10">* *</text:span></text:p>
      <text:p text:style-name="P10"/>
      <text:p text:style-name="P8"><text:span text:style-name="T10"><text:tab/>Down in engineering, Madison was swearing up a storm like a sailor. </text:span><text:span text:style-name="T24">Nothing was going her way today. She stormed across the deck with a wrench. Hitting a valve with the wrench she swore at it. “Take </text:span><text:span text:style-name="T6">that</text:span><text:span text:style-name="T24"> you son of a bitch!” </text:span><text:span text:style-name="T25">She yelled. “You mother fucking piece of shit!” Madison slammed the wrench down on the valve until it loosened and turned for her.</text:span></text:p>
      <text:p text:style-name="P8"><text:span text:style-name="T25"><text:tab/>“Finally!” She yelled </text:span><text:span text:style-name="T26">as she turned the valve the rest of the way to the final on position.</text:span></text:p>
      <text:p text:style-name="P8"><text:span text:style-name="T25"><text:tab/>Her fellow dock workers didn’t pay attention, it was just one of those days for Madison.</text:span></text:p>
      <text:p text:style-name="P8"><text:span text:style-name="T25"><text:tab/></text:span><text:span text:style-name="T26">Pulling a comm unit out of her pocket, Madison activated it. “Park to C&amp;C.”</text:span></text:p>
      <text:p text:style-name="P8"><text:span text:style-name="T26"><text:tab/>Kate Monson’s voice came through the other end of the communication line. “Monson here, what do you have Madison? Hopefully some good news.”</text:span></text:p>
      <text:p text:style-name="P8"><text:soft-page-break/><text:span text:style-name="T26"><text:tab/>Madison smiled. “Yeah, try the externals now. They should be up and running.”</text:span></text:p>
      <text:p text:style-name="P8"><text:span text:style-name="T26"><text:tab/>“One sec.” Kate said and then reported in. “</text:span><text:span text:style-name="T27">Yep the aft quarter shield grid is back online. Good work Madison. C&amp;C out.” The channel closed.</text:span></text:p>
      <text:p text:style-name="P8"><text:span text:style-name="T27"><text:tab/>Madison nodded. </text:span><text:span text:style-name="T7">Good</text:span><text:span text:style-name="T27">, she thought. </text:span><text:span text:style-name="T7">Now onto the other hundred things I have going on</text:span><text:span text:style-name="T27">. She groaned just thinking about what she still had to do before lunch time. </text:span><text:span text:style-name="T28">Walking back across the maintenance room, she glared at one of her workers. “Hey!” She yelled. “Get away from that!” Madison ran over to where a dock worker was fiddling with something he shouldn’t be touching.</text:span></text:p>
      <text:p text:style-name="P8"><text:span text:style-name="T28"><text:tab/>As Madison approached, her anger grew. “I </text:span><text:span text:style-name="T8">just</text:span><text:span text:style-name="T28"> fixed that you idiot!” She yelled.</text:span></text:p>
      <text:p text:style-name="P8"><text:span text:style-name="T28"><text:tab/>The man stuttered his response. “Soorry ma’am.” He finally said. “I saw...saw something off and wanted to help correct the problem.” He was sweating from being anxious. Madison hadn’t yelled at him like that before.</text:span></text:p>
      <text:p text:style-name="P8"><text:span text:style-name="T28"><text:tab/>“Jeff, if there’s a problem you come and get me. Don’t go trying to fix it yourself.” Madison said. She was exhausted after working a twenty-four hour shift. </text:span><text:span text:style-name="T29">She took in a long breath. “Now, what’s going on? What did you find out of place?”</text:span></text:p>
      <text:p text:style-name="P8"><text:span text:style-name="T29"><text:tab/>Jeff pointed to a datapad in his hand. On it was an engine schematic. “There’s a minor discrepancy in the antimatter chamber. It seems like a small thing, but it could lead to major problems down the road.”</text:span></text:p>
      <text:p text:style-name="P8"><text:span text:style-name="T29"><text:tab/>Madison sighed. She knew it had been a mistake to convert the station’s main power source from nuclear fusion to a matter antimatter mix. It was new tech that was untested. The nuclear reactor wouldn’t have ever had this problem. “Alright, let’s see what you’ve got.” She said </text:span><text:span text:style-name="T30">taking the datapad from Jeff.</text:span></text:p>
      <text:p text:style-name="P8"><text:span text:style-name="T30"><text:tab/>“Holy shit.” She said. “That’s no </text:span><text:span text:style-name="T9">minor</text:span><text:span text:style-name="T30"> discrepancy, Jeff.” Madison said. “Lock it down right now, the core could go unstable at any moment.”</text:span></text:p>
      <text:p text:style-name="P8"><text:span text:style-name="T30"><text:tab/>Jeff went back to work on the mix chamber. He wished he could hit it with a wrench like his boss, but something told him he needed to be a bit more cautious in his approach. “</text:span><text:span text:style-name="T31">We might have to take the mains offline.” He said. “Until this is fixed.”</text:span></text:p>
      <text:p text:style-name="P8"><text:span text:style-name="T31"><text:tab/>Madison weighed the pros and cons of taking the main power source to the station offline. Kate wouldn’t be pleased with it. </text:span><text:span text:style-name="T32">She opened a comm channel to C&amp;C again. </text:span><text:span text:style-name="T31">“Madison to Kate… We have a probl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10T10:48:47.384169283">02/1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0T10:47:22.173614312</dc:date>
    <meta:editing-duration>PT1H57M37S</meta:editing-duration>
    <meta:editing-cycles>35</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50" meta:word-count="1669" meta:character-count="9025" meta:non-whitespace-character-count="7363"/>
  </office:meta>
</office:document-meta>
</file>